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bold" officeooo:rsid="0002019a" officeooo:paragraph-rsid="0002019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05587" officeooo:paragraph-rsid="0000558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3773d" officeooo:paragraph-rsid="0003773d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44808" officeooo:paragraph-rsid="00044808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005587" officeooo:paragraph-rsid="00005587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005587" officeooo:paragraph-rsid="0000558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03773d" officeooo:paragraph-rsid="0003773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005587" officeooo:paragraph-rsid="0000558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02019a" officeooo:paragraph-rsid="0002019a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03773d" officeooo:paragraph-rsid="0003773d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005587" officeooo:paragraph-rsid="00005587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03773d" officeooo:paragraph-rsid="0003773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03773d" officeooo:paragraph-rsid="0003773d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044808" officeooo:paragraph-rsid="00044808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04559e" officeooo:paragraph-rsid="0004559e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officeooo:rsid="0003773d" officeooo:paragraph-rsid="0003773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officeooo:rsid="00044808" officeooo:paragraph-rsid="00044808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fo:font-weight="bold" officeooo:rsid="0003773d" officeooo:paragraph-rsid="0003773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style="normal" style:text-underline-style="solid" style:text-underline-width="auto" style:text-underline-color="font-color" fo:font-weight="bold" officeooo:rsid="00044808" officeooo:paragraph-rsid="00044808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Arial" fo:font-size="12pt" fo:font-weight="bold" officeooo:rsid="00005587" officeooo:paragraph-rsid="00005587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0pt" style:text-underline-style="none" fo:font-weight="normal" officeooo:rsid="00005587" officeooo:paragraph-rsid="00005587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0pt" style:text-underline-style="none" fo:font-weight="normal" officeooo:rsid="0002019a" officeooo:paragraph-rsid="0002019a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.5pt" fo:font-weight="bold" officeooo:rsid="0007496e" officeooo:paragraph-rsid="0007496e" style:font-size-asian="10.5pt" style:font-weight-asian="bold" style:font-size-complex="10.5pt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Arial" fo:font-size="10pt" fo:font-style="normal" officeooo:rsid="00044808" style:font-size-asian="10pt" style:font-style-asian="normal" style:font-size-complex="10pt" style:font-style-complex="normal"/>
    </style:style>
    <style:style style:name="T5" style:family="text">
      <style:text-properties style:font-name="Arial" fo:font-size="10pt" fo:font-style="normal" officeooo:rsid="0004559e" style:font-size-asian="10pt" style:font-style-asian="normal" style:font-size-complex="10pt" style:font-style-complex="normal"/>
    </style:style>
    <style:style style:name="T6" style:family="text">
      <style:text-properties style:font-name="Arial" fo:font-size="10pt" fo:font-style="italic" officeooo:rsid="00044808" style:font-size-asian="10pt" style:font-style-asian="italic" style:font-size-complex="10pt" style:font-style-complex="italic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atrick Hurd</text:p>
      <text:p text:style-name="P23">Contact info redacted for posting on public Internet</text:p>
      <text:p text:style-name="P5"/>
      <text:p text:style-name="P6">CAREER OBJECTIVE</text:p>
      <text:p text:style-name="P6"/>
      <text:p text:style-name="P8">Position in information security, malware research, and/or application penetration testing industry.</text:p>
      <text:p text:style-name="P8"/>
      <text:p text:style-name="P6">EDUCATION</text:p>
      <text:p text:style-name="P6"/>
      <text:p text:style-name="P11">B.S. in Computer Science, Rhode Island College</text:p>
      <text:p text:style-name="P2"><text:span text:style-name="T1">Aug. 2013-May 2017 </text:span><text:span text:style-name="T6">(Expected)</text:span></text:p>
      <text:p text:style-name="P8"/>
      <text:p text:style-name="P11">Major courses:</text:p>
      <text:p text:style-name="P11"/>
      <text:section text:style-name="Sect1" text:name="Section1">
        <text:list xml:id="list7447960024603964972" text:style-name="L1">
          <text:list-item>
            <text:p text:style-name="P21">Cryptography</text:p>
          </text:list-item>
          <text:list-item>
            <text:p text:style-name="P21">Software Engineering</text:p>
          </text:list-item>
          <text:list-item>
            <text:p text:style-name="P21">Database Systems</text:p>
          </text:list-item>
          <text:list-item>
            <text:p text:style-name="P21">Analysis of Algorithms</text:p>
          </text:list-item>
          <text:list-item>
            <text:p text:style-name="P21">Operating Systems</text:p>
          </text:list-item>
          <text:list-item>
            <text:p text:style-name="P22">Programming Languages</text:p>
          </text:list-item>
        </text:list>
      </text:section>
      <text:p text:style-name="P8"/>
      <text:list xml:id="list94620482538837" text:continue-numbering="true" text:style-name="L1">
        <text:list-item>
          <text:p text:style-name="P22">Learned about various forms of encryption, from the basics to DES and RSA.</text:p>
        </text:list-item>
        <text:list-item>
          <text:p text:style-name="P22">Wrote a web application back-end server using Go, including authentication and page serving.</text:p>
        </text:list-item>
        <text:list-item>
          <text:p text:style-name="P22">Did presentations on SQL injection and address space layout randomization.</text:p>
        </text:list-item>
      </text:list>
      <text:p text:style-name="P9"/>
      <text:p text:style-name="P1"><text:span text:style-name="T1">Minor: </text:span><text:span text:style-name="T2">Mathematics (Statistics, Calculus I &amp; II, and three additional courses at the 300-level or above)</text:span></text:p>
      <text:p text:style-name="P9"/>
      <text:p text:style-name="P7">EXPERIENCE</text:p>
      <text:p text:style-name="P7"/>
      <text:p text:style-name="P12">Anchor TV</text:p>
      <text:p text:style-name="P10">(Rhode Island College) June 2014–June 2017</text:p>
      <text:p text:style-name="P3"><text:span text:style-name="T1">Business Manager, General Manager, Assistant Production Manager. </text:span><text:span text:style-name="T5">Coordinated</text:span><text:span text:style-name="T3"> a team of over 1</text:span><text:span text:style-name="T5">5</text:span><text:span text:style-name="T3"> students filming and broadcasting various college events </text:span><text:span text:style-name="T5">on a closed-circuit television channel</text:span><text:span text:style-name="T3">. Oversaw a budget of over $20,000 for two years. Obtained authorization for capital improvement purchases totaling over $25,000. </text:span><text:span text:style-name="T4">Broadcast live video using Tricaster hardware and software and edited video using Final Cut Pro.</text:span></text:p>
      <text:p text:style-name="P13"/>
      <text:p text:style-name="P16">The Anchor Newspaper</text:p>
      <text:p text:style-name="P13">(Rhode Island College) June 2016-June 2017</text:p>
      <text:p text:style-name="P3"><text:span text:style-name="T1">Technology Director. </text:span><text:span text:style-name="T3">Acted as webmaster and IT manager, </text:span><text:span text:style-name="T5">maintaining</text:span><text:span text:style-name="T3"> 12 Apple iMac computers,</text:span><text:span text:style-name="T5"> a</text:span><text:span text:style-name="T3"> WordPress website, </text:span><text:span text:style-name="T5">and office emails.</text:span></text:p>
      <text:p text:style-name="P13"/>
      <text:p text:style-name="P17">Rhode Island College Student Community Government, Inc.</text:p>
      <text:p text:style-name="P14">(Rhode Island College) Feb. 2015-June 2017</text:p>
      <text:p text:style-name="P4"><text:span text:style-name="T1">Member of Parliament, Speaker (June 2016-June 2017). </text:span><text:span text:style-name="T3">Served as an At-Large representative of the student body. Chaired parliament meetings, and ensured meetings follow Robert’s Rules of Order. Chaired the By-Laws/Adjudication Commission.</text:span></text:p>
      <text:p text:style-name="P17"/>
      <text:p text:style-name="P18">PERSONAL INTERESTS</text:p>
      <text:p text:style-name="P18"/>
      <text:p text:style-name="P14">I am very active in student life at my college, being a member of multiple student organizations, serving as a representative on our student government, and as a student member of several college committees including the Undergraduate Curriculum Committee and the Academic Technology Advisory Committee.</text:p>
      <text:p text:style-name="P14"/>
      <text:p text:style-name="P15">Information technology is my major interest, and I enjoy getting the latest research from recordings of security conferences on YouTube and security professionals on social media.</text:p>
      <text:p text:style-name="P14"/>
      <text:p text:style-name="P19">REFERENCES</text:p>
      <text:p text:style-name="P14">Available 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8:27:40.794000000</meta:creation-date>
    <dc:date>2017-02-23T09:46:20.055311020</dc:date>
    <meta:editing-duration>PT28M15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33" meta:word-count="327" meta:character-count="2274" meta:non-whitespace-character-count="1990"/>
  </office:meta>
</office:document-meta>
</file>